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TC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number-columns-repeated="2" table:default-cell-style-name="ce10"/>
        <table:table-column table:style-name="co2" table:default-cell-style-name="ce3"/>
        <table:table-column table:style-name="co2" table:number-columns-repeated="16378"/>
        <table:table-row table:style-name="ro1">
          <table:table-cell table:style-name="ce1" office:value-type="string" calcext:value-type="string">
            <text:p>Zona Horária</text:p>
          </table:table-cell>
          <table:table-cell table:style-name="ce4" office:value-type="string" calcext:value-type="string">
            <text:p>UTC Offset</text:p>
          </table:table-cell>
          <table:table-cell table:number-columns-repeated="4"/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dak</text:p>
          </table:table-cell>
          <table:table-cell table:style-name="ce5" office:value-type="string" calcext:value-type="string">
            <text:p>-10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];[.A2];[.D2];[.A2];[.D2];[.B2];[.E2])" office:value-type="string" office:string-value="INSERT INTO `zona_horaria` (`id`, `nome`, `descricao`, `utc_offset`, `in_estatus`, `user_id_add`, `user_id_upd`, `user_id_del`, `fe_add`, `fe_upd`, `fe_del`) VALUES (NULL, 'America/Adak', 'America/Adak', '-10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dak', 'America/Adak', '-10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nchorage</text:p>
          </table:table-cell>
          <table:table-cell table:style-name="ce5" office:value-type="string" calcext:value-type="string">
            <text:p>-09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];[.A3];[.D3];[.A3];[.D3];[.B3];[.E3])" office:value-type="string" office:string-value="INSERT INTO `zona_horaria` (`id`, `nome`, `descricao`, `utc_offset`, `in_estatus`, `user_id_add`, `user_id_upd`, `user_id_del`, `fe_add`, `fe_upd`, `fe_del`) VALUES (NULL, 'America/Anchorage', 'America/Anchorage', '-09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nchorage', 'America/Anchorage', '-09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nguill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];[.A4];[.D4];[.A4];[.D4];[.B4];[.E4])" office:value-type="string" office:string-value="INSERT INTO `zona_horaria` (`id`, `nome`, `descricao`, `utc_offset`, `in_estatus`, `user_id_add`, `user_id_upd`, `user_id_del`, `fe_add`, `fe_upd`, `fe_del`) VALUES (NULL, 'America/Anguilla', 'America/Anguill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nguilla', 'America/Anguill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ntigu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];[.A5];[.D5];[.A5];[.D5];[.B5];[.E5])" office:value-type="string" office:string-value="INSERT INTO `zona_horaria` (`id`, `nome`, `descricao`, `utc_offset`, `in_estatus`, `user_id_add`, `user_id_upd`, `user_id_del`, `fe_add`, `fe_upd`, `fe_del`) VALUES (NULL, 'America/Antigua', 'America/Antigu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ntigua', 'America/Antigu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aguain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];[.A6];[.D6];[.A6];[.D6];[.B6];[.E6])" office:value-type="string" office:string-value="INSERT INTO `zona_horaria` (`id`, `nome`, `descricao`, `utc_offset`, `in_estatus`, `user_id_add`, `user_id_upd`, `user_id_del`, `fe_add`, `fe_upd`, `fe_del`) VALUES (NULL, 'America/Araguaina', 'America/Araguain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aguaina', 'America/Araguain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Buenos_Aires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];[.A7];[.D7];[.A7];[.D7];[.B7];[.E7])" office:value-type="string" office:string-value="INSERT INTO `zona_horaria` (`id`, `nome`, `descricao`, `utc_offset`, `in_estatus`, `user_id_add`, `user_id_upd`, `user_id_del`, `fe_add`, `fe_upd`, `fe_del`) VALUES (NULL, 'America/Argentina/Buenos_Aires', 'America/Argentina/Buenos_Aires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Buenos_Aires', 'America/Argentina/Buenos_Aires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Catamarc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];[.A8];[.D8];[.A8];[.D8];[.B8];[.E8])" office:value-type="string" office:string-value="INSERT INTO `zona_horaria` (`id`, `nome`, `descricao`, `utc_offset`, `in_estatus`, `user_id_add`, `user_id_upd`, `user_id_del`, `fe_add`, `fe_upd`, `fe_del`) VALUES (NULL, 'America/Argentina/Catamarca', 'America/Argentina/Catamarc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Catamarca', 'America/Argentina/Catamarc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Cordob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];[.A9];[.D9];[.A9];[.D9];[.B9];[.E9])" office:value-type="string" office:string-value="INSERT INTO `zona_horaria` (`id`, `nome`, `descricao`, `utc_offset`, `in_estatus`, `user_id_add`, `user_id_upd`, `user_id_del`, `fe_add`, `fe_upd`, `fe_del`) VALUES (NULL, 'America/Argentina/Cordoba', 'America/Argentina/Cordob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Cordoba', 'America/Argentina/Cordob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Jujuy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];[.A10];[.D10];[.A10];[.D10];[.B10];[.E10])" office:value-type="string" office:string-value="INSERT INTO `zona_horaria` (`id`, `nome`, `descricao`, `utc_offset`, `in_estatus`, `user_id_add`, `user_id_upd`, `user_id_del`, `fe_add`, `fe_upd`, `fe_del`) VALUES (NULL, 'America/Argentina/Jujuy', 'America/Argentina/Jujuy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Jujuy', 'America/Argentina/Jujuy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La_Rioj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];[.A11];[.D11];[.A11];[.D11];[.B11];[.E11])" office:value-type="string" office:string-value="INSERT INTO `zona_horaria` (`id`, `nome`, `descricao`, `utc_offset`, `in_estatus`, `user_id_add`, `user_id_upd`, `user_id_del`, `fe_add`, `fe_upd`, `fe_del`) VALUES (NULL, 'America/Argentina/La_Rioja', 'America/Argentina/La_Rioj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La_Rioja', 'America/Argentina/La_Rioj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Mendoz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];[.A12];[.D12];[.A12];[.D12];[.B12];[.E12])" office:value-type="string" office:string-value="INSERT INTO `zona_horaria` (`id`, `nome`, `descricao`, `utc_offset`, `in_estatus`, `user_id_add`, `user_id_upd`, `user_id_del`, `fe_add`, `fe_upd`, `fe_del`) VALUES (NULL, 'America/Argentina/Mendoza', 'America/Argentina/Mendoz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Mendoza', 'America/Argentina/Mendoz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Rio_Gallegos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];[.A13];[.D13];[.A13];[.D13];[.B13];[.E13])" office:value-type="string" office:string-value="INSERT INTO `zona_horaria` (`id`, `nome`, `descricao`, `utc_offset`, `in_estatus`, `user_id_add`, `user_id_upd`, `user_id_del`, `fe_add`, `fe_upd`, `fe_del`) VALUES (NULL, 'America/Argentina/Rio_Gallegos', 'America/Argentina/Rio_Gallegos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Rio_Gallegos', 'America/Argentina/Rio_Gallegos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Salt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];[.A14];[.D14];[.A14];[.D14];[.B14];[.E14])" office:value-type="string" office:string-value="INSERT INTO `zona_horaria` (`id`, `nome`, `descricao`, `utc_offset`, `in_estatus`, `user_id_add`, `user_id_upd`, `user_id_del`, `fe_add`, `fe_upd`, `fe_del`) VALUES (NULL, 'America/Argentina/Salta', 'America/Argentina/Salt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Salta', 'America/Argentina/Salt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San_Juan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5];[.A15];[.D15];[.A15];[.D15];[.B15];[.E15])" office:value-type="string" office:string-value="INSERT INTO `zona_horaria` (`id`, `nome`, `descricao`, `utc_offset`, `in_estatus`, `user_id_add`, `user_id_upd`, `user_id_del`, `fe_add`, `fe_upd`, `fe_del`) VALUES (NULL, 'America/Argentina/San_Juan', 'America/Argentina/San_Juan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San_Juan', 'America/Argentina/San_Juan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San_Luis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6];[.A16];[.D16];[.A16];[.D16];[.B16];[.E16])" office:value-type="string" office:string-value="INSERT INTO `zona_horaria` (`id`, `nome`, `descricao`, `utc_offset`, `in_estatus`, `user_id_add`, `user_id_upd`, `user_id_del`, `fe_add`, `fe_upd`, `fe_del`) VALUES (NULL, 'America/Argentina/San_Luis', 'America/Argentina/San_Luis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San_Luis', 'America/Argentina/San_Luis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Tucuman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7];[.A17];[.D17];[.A17];[.D17];[.B17];[.E17])" office:value-type="string" office:string-value="INSERT INTO `zona_horaria` (`id`, `nome`, `descricao`, `utc_offset`, `in_estatus`, `user_id_add`, `user_id_upd`, `user_id_del`, `fe_add`, `fe_upd`, `fe_del`) VALUES (NULL, 'America/Argentina/Tucuman', 'America/Argentina/Tucuman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Tucuman', 'America/Argentina/Tucuman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gentina/Ushuai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8];[.A18];[.D18];[.A18];[.D18];[.B18];[.E18])" office:value-type="string" office:string-value="INSERT INTO `zona_horaria` (`id`, `nome`, `descricao`, `utc_offset`, `in_estatus`, `user_id_add`, `user_id_upd`, `user_id_del`, `fe_add`, `fe_upd`, `fe_del`) VALUES (NULL, 'America/Argentina/Ushuaia', 'America/Argentina/Ushuai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gentina/Ushuaia', 'America/Argentina/Ushuai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rub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9];[.A19];[.D19];[.A19];[.D19];[.B19];[.E19])" office:value-type="string" office:string-value="INSERT INTO `zona_horaria` (`id`, `nome`, `descricao`, `utc_offset`, `in_estatus`, `user_id_add`, `user_id_upd`, `user_id_del`, `fe_add`, `fe_upd`, `fe_del`) VALUES (NULL, 'America/Aruba', 'America/Arub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ruba', 'America/Arub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suncion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0];[.A20];[.D20];[.A20];[.D20];[.B20];[.E20])" office:value-type="string" office:string-value="INSERT INTO `zona_horaria` (`id`, `nome`, `descricao`, `utc_offset`, `in_estatus`, `user_id_add`, `user_id_upd`, `user_id_del`, `fe_add`, `fe_upd`, `fe_del`) VALUES (NULL, 'America/Asuncion', 'America/Asuncion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suncion', 'America/Asuncion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Atikokan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1];[.A21];[.D21];[.A21];[.D21];[.B21];[.E21])" office:value-type="string" office:string-value="INSERT INTO `zona_horaria` (`id`, `nome`, `descricao`, `utc_offset`, `in_estatus`, `user_id_add`, `user_id_upd`, `user_id_del`, `fe_add`, `fe_upd`, `fe_del`) VALUES (NULL, 'America/Atikokan', 'America/Atikokan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Atikokan', 'America/Atikokan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ahi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2];[.A22];[.D22];[.A22];[.D22];[.B22];[.E22])" office:value-type="string" office:string-value="INSERT INTO `zona_horaria` (`id`, `nome`, `descricao`, `utc_offset`, `in_estatus`, `user_id_add`, `user_id_upd`, `user_id_del`, `fe_add`, `fe_upd`, `fe_del`) VALUES (NULL, 'America/Bahia', 'America/Bahi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ahia', 'America/Bahi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ahia_Banderas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3];[.A23];[.D23];[.A23];[.D23];[.B23];[.E23])" office:value-type="string" office:string-value="INSERT INTO `zona_horaria` (`id`, `nome`, `descricao`, `utc_offset`, `in_estatus`, `user_id_add`, `user_id_upd`, `user_id_del`, `fe_add`, `fe_upd`, `fe_del`) VALUES (NULL, 'America/Bahia_Banderas', 'America/Bahia_Banderas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ahia_Banderas', 'America/Bahia_Banderas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arbados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4];[.A24];[.D24];[.A24];[.D24];[.B24];[.E24])" office:value-type="string" office:string-value="INSERT INTO `zona_horaria` (`id`, `nome`, `descricao`, `utc_offset`, `in_estatus`, `user_id_add`, `user_id_upd`, `user_id_del`, `fe_add`, `fe_upd`, `fe_del`) VALUES (NULL, 'America/Barbados', 'America/Barbados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arbados', 'America/Barbados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elem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5];[.A25];[.D25];[.A25];[.D25];[.B25];[.E25])" office:value-type="string" office:string-value="INSERT INTO `zona_horaria` (`id`, `nome`, `descricao`, `utc_offset`, `in_estatus`, `user_id_add`, `user_id_upd`, `user_id_del`, `fe_add`, `fe_upd`, `fe_del`) VALUES (NULL, 'America/Belem', 'America/Belem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elem', 'America/Belem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elize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6];[.A26];[.D26];[.A26];[.D26];[.B26];[.E26])" office:value-type="string" office:string-value="INSERT INTO `zona_horaria` (`id`, `nome`, `descricao`, `utc_offset`, `in_estatus`, `user_id_add`, `user_id_upd`, `user_id_del`, `fe_add`, `fe_upd`, `fe_del`) VALUES (NULL, 'America/Belize', 'America/Belize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elize', 'America/Belize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lanc-Sablon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7];[.A27];[.D27];[.A27];[.D27];[.B27];[.E27])" office:value-type="string" office:string-value="INSERT INTO `zona_horaria` (`id`, `nome`, `descricao`, `utc_offset`, `in_estatus`, `user_id_add`, `user_id_upd`, `user_id_del`, `fe_add`, `fe_upd`, `fe_del`) VALUES (NULL, 'America/Blanc-Sablon', 'America/Blanc-Sablon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lanc-Sablon', 'America/Blanc-Sablon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oa_Vist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8];[.A28];[.D28];[.A28];[.D28];[.B28];[.E28])" office:value-type="string" office:string-value="INSERT INTO `zona_horaria` (`id`, `nome`, `descricao`, `utc_offset`, `in_estatus`, `user_id_add`, `user_id_upd`, `user_id_del`, `fe_add`, `fe_upd`, `fe_del`) VALUES (NULL, 'America/Boa_Vista', 'America/Boa_Vist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oa_Vista', 'America/Boa_Vist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ogota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29];[.A29];[.D29];[.A29];[.D29];[.B29];[.E29])" office:value-type="string" office:string-value="INSERT INTO `zona_horaria` (`id`, `nome`, `descricao`, `utc_offset`, `in_estatus`, `user_id_add`, `user_id_upd`, `user_id_del`, `fe_add`, `fe_upd`, `fe_del`) VALUES (NULL, 'America/Bogota', 'America/Bogota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ogota', 'America/Bogota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Boise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0];[.A30];[.D30];[.A30];[.D30];[.B30];[.E30])" office:value-type="string" office:string-value="INSERT INTO `zona_horaria` (`id`, `nome`, `descricao`, `utc_offset`, `in_estatus`, `user_id_add`, `user_id_upd`, `user_id_del`, `fe_add`, `fe_upd`, `fe_del`) VALUES (NULL, 'America/Boise', 'America/Boise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Boise', 'America/Boise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ambridge_Bay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1];[.A31];[.D31];[.A31];[.D31];[.B31];[.E31])" office:value-type="string" office:string-value="INSERT INTO `zona_horaria` (`id`, `nome`, `descricao`, `utc_offset`, `in_estatus`, `user_id_add`, `user_id_upd`, `user_id_del`, `fe_add`, `fe_upd`, `fe_del`) VALUES (NULL, 'America/Cambridge_Bay', 'America/Cambridge_Bay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ambridge_Bay', 'America/Cambridge_Bay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ampo_Grande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2];[.A32];[.D32];[.A32];[.D32];[.B32];[.E32])" office:value-type="string" office:string-value="INSERT INTO `zona_horaria` (`id`, `nome`, `descricao`, `utc_offset`, `in_estatus`, `user_id_add`, `user_id_upd`, `user_id_del`, `fe_add`, `fe_upd`, `fe_del`) VALUES (NULL, 'America/Campo_Grande', 'America/Campo_Grande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ampo_Grande', 'America/Campo_Grande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ancun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3];[.A33];[.D33];[.A33];[.D33];[.B33];[.E33])" office:value-type="string" office:string-value="INSERT INTO `zona_horaria` (`id`, `nome`, `descricao`, `utc_offset`, `in_estatus`, `user_id_add`, `user_id_upd`, `user_id_del`, `fe_add`, `fe_upd`, `fe_del`) VALUES (NULL, 'America/Cancun', 'America/Cancun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ancun', 'America/Cancun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aracas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4];[.A34];[.D34];[.A34];[.D34];[.B34];[.E34])" office:value-type="string" office:string-value="INSERT INTO `zona_horaria` (`id`, `nome`, `descricao`, `utc_offset`, `in_estatus`, `user_id_add`, `user_id_upd`, `user_id_del`, `fe_add`, `fe_upd`, `fe_del`) VALUES (NULL, 'America/Caracas', 'America/Caracas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aracas', 'America/Caracas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ayenne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5];[.A35];[.D35];[.A35];[.D35];[.B35];[.E35])" office:value-type="string" office:string-value="INSERT INTO `zona_horaria` (`id`, `nome`, `descricao`, `utc_offset`, `in_estatus`, `user_id_add`, `user_id_upd`, `user_id_del`, `fe_add`, `fe_upd`, `fe_del`) VALUES (NULL, 'America/Cayenne', 'America/Cayenne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ayenne', 'America/Cayenne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ayman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6];[.A36];[.D36];[.A36];[.D36];[.B36];[.E36])" office:value-type="string" office:string-value="INSERT INTO `zona_horaria` (`id`, `nome`, `descricao`, `utc_offset`, `in_estatus`, `user_id_add`, `user_id_upd`, `user_id_del`, `fe_add`, `fe_upd`, `fe_del`) VALUES (NULL, 'America/Cayman', 'America/Cayman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ayman', 'America/Cayman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hicago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7];[.A37];[.D37];[.A37];[.D37];[.B37];[.E37])" office:value-type="string" office:string-value="INSERT INTO `zona_horaria` (`id`, `nome`, `descricao`, `utc_offset`, `in_estatus`, `user_id_add`, `user_id_upd`, `user_id_del`, `fe_add`, `fe_upd`, `fe_del`) VALUES (NULL, 'America/Chicago', 'America/Chicago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hicago', 'America/Chicago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hihuahua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8];[.A38];[.D38];[.A38];[.D38];[.B38];[.E38])" office:value-type="string" office:string-value="INSERT INTO `zona_horaria` (`id`, `nome`, `descricao`, `utc_offset`, `in_estatus`, `user_id_add`, `user_id_upd`, `user_id_del`, `fe_add`, `fe_upd`, `fe_del`) VALUES (NULL, 'America/Chihuahua', 'America/Chihuahua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hihuahua', 'America/Chihuahua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iudad_Juarez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39];[.A39];[.D39];[.A39];[.D39];[.B39];[.E39])" office:value-type="string" office:string-value="INSERT INTO `zona_horaria` (`id`, `nome`, `descricao`, `utc_offset`, `in_estatus`, `user_id_add`, `user_id_upd`, `user_id_del`, `fe_add`, `fe_upd`, `fe_del`) VALUES (NULL, 'America/Ciudad_Juarez', 'America/Ciudad_Juarez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iudad_Juarez', 'America/Ciudad_Juarez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osta_Rica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0];[.A40];[.D40];[.A40];[.D40];[.B40];[.E40])" office:value-type="string" office:string-value="INSERT INTO `zona_horaria` (`id`, `nome`, `descricao`, `utc_offset`, `in_estatus`, `user_id_add`, `user_id_upd`, `user_id_del`, `fe_add`, `fe_upd`, `fe_del`) VALUES (NULL, 'America/Costa_Rica', 'America/Costa_Rica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osta_Rica', 'America/Costa_Rica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oyhaique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1];[.A41];[.D41];[.A41];[.D41];[.B41];[.E41])" office:value-type="string" office:string-value="INSERT INTO `zona_horaria` (`id`, `nome`, `descricao`, `utc_offset`, `in_estatus`, `user_id_add`, `user_id_upd`, `user_id_del`, `fe_add`, `fe_upd`, `fe_del`) VALUES (NULL, 'America/Coyhaique', 'America/Coyhaique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oyhaique', 'America/Coyhaique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reston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2];[.A42];[.D42];[.A42];[.D42];[.B42];[.E42])" office:value-type="string" office:string-value="INSERT INTO `zona_horaria` (`id`, `nome`, `descricao`, `utc_offset`, `in_estatus`, `user_id_add`, `user_id_upd`, `user_id_del`, `fe_add`, `fe_upd`, `fe_del`) VALUES (NULL, 'America/Creston', 'America/Creston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reston', 'America/Creston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uiab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3];[.A43];[.D43];[.A43];[.D43];[.B43];[.E43])" office:value-type="string" office:string-value="INSERT INTO `zona_horaria` (`id`, `nome`, `descricao`, `utc_offset`, `in_estatus`, `user_id_add`, `user_id_upd`, `user_id_del`, `fe_add`, `fe_upd`, `fe_del`) VALUES (NULL, 'America/Cuiaba', 'America/Cuiab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uiaba', 'America/Cuiab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Curacao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4];[.A44];[.D44];[.A44];[.D44];[.B44];[.E44])" office:value-type="string" office:string-value="INSERT INTO `zona_horaria` (`id`, `nome`, `descricao`, `utc_offset`, `in_estatus`, `user_id_add`, `user_id_upd`, `user_id_del`, `fe_add`, `fe_upd`, `fe_del`) VALUES (NULL, 'America/Curacao', 'America/Curacao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Curacao', 'America/Curacao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Danmarkshavn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5];[.A45];[.D45];[.A45];[.D45];[.B45];[.E45])" office:value-type="string" office:string-value="INSERT INTO `zona_horaria` (`id`, `nome`, `descricao`, `utc_offset`, `in_estatus`, `user_id_add`, `user_id_upd`, `user_id_del`, `fe_add`, `fe_upd`, `fe_del`) VALUES (NULL, 'America/Danmarkshavn', 'America/Danmarkshavn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Danmarkshavn', 'America/Danmarkshavn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Dawson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6];[.A46];[.D46];[.A46];[.D46];[.B46];[.E46])" office:value-type="string" office:string-value="INSERT INTO `zona_horaria` (`id`, `nome`, `descricao`, `utc_offset`, `in_estatus`, `user_id_add`, `user_id_upd`, `user_id_del`, `fe_add`, `fe_upd`, `fe_del`) VALUES (NULL, 'America/Dawson', 'America/Dawson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Dawson', 'America/Dawson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Dawson_Creek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7];[.A47];[.D47];[.A47];[.D47];[.B47];[.E47])" office:value-type="string" office:string-value="INSERT INTO `zona_horaria` (`id`, `nome`, `descricao`, `utc_offset`, `in_estatus`, `user_id_add`, `user_id_upd`, `user_id_del`, `fe_add`, `fe_upd`, `fe_del`) VALUES (NULL, 'America/Dawson_Creek', 'America/Dawson_Creek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Dawson_Creek', 'America/Dawson_Creek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Denver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8];[.A48];[.D48];[.A48];[.D48];[.B48];[.E48])" office:value-type="string" office:string-value="INSERT INTO `zona_horaria` (`id`, `nome`, `descricao`, `utc_offset`, `in_estatus`, `user_id_add`, `user_id_upd`, `user_id_del`, `fe_add`, `fe_upd`, `fe_del`) VALUES (NULL, 'America/Denver', 'America/Denver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Denver', 'America/Denver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Detroit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49];[.A49];[.D49];[.A49];[.D49];[.B49];[.E49])" office:value-type="string" office:string-value="INSERT INTO `zona_horaria` (`id`, `nome`, `descricao`, `utc_offset`, `in_estatus`, `user_id_add`, `user_id_upd`, `user_id_del`, `fe_add`, `fe_upd`, `fe_del`) VALUES (NULL, 'America/Detroit', 'America/Detroit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Detroit', 'America/Detroit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Dominic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0];[.A50];[.D50];[.A50];[.D50];[.B50];[.E50])" office:value-type="string" office:string-value="INSERT INTO `zona_horaria` (`id`, `nome`, `descricao`, `utc_offset`, `in_estatus`, `user_id_add`, `user_id_upd`, `user_id_del`, `fe_add`, `fe_upd`, `fe_del`) VALUES (NULL, 'America/Dominica', 'America/Dominic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Dominica', 'America/Dominic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Edmonton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1];[.A51];[.D51];[.A51];[.D51];[.B51];[.E51])" office:value-type="string" office:string-value="INSERT INTO `zona_horaria` (`id`, `nome`, `descricao`, `utc_offset`, `in_estatus`, `user_id_add`, `user_id_upd`, `user_id_del`, `fe_add`, `fe_upd`, `fe_del`) VALUES (NULL, 'America/Edmonton', 'America/Edmonton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Edmonton', 'America/Edmonton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Eirunepe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2];[.A52];[.D52];[.A52];[.D52];[.B52];[.E52])" office:value-type="string" office:string-value="INSERT INTO `zona_horaria` (`id`, `nome`, `descricao`, `utc_offset`, `in_estatus`, `user_id_add`, `user_id_upd`, `user_id_del`, `fe_add`, `fe_upd`, `fe_del`) VALUES (NULL, 'America/Eirunepe', 'America/Eirunepe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Eirunepe', 'America/Eirunepe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El_Salvador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3];[.A53];[.D53];[.A53];[.D53];[.B53];[.E53])" office:value-type="string" office:string-value="INSERT INTO `zona_horaria` (`id`, `nome`, `descricao`, `utc_offset`, `in_estatus`, `user_id_add`, `user_id_upd`, `user_id_del`, `fe_add`, `fe_upd`, `fe_del`) VALUES (NULL, 'America/El_Salvador', 'America/El_Salvador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El_Salvador', 'America/El_Salvador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Fort_Nelson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4];[.A54];[.D54];[.A54];[.D54];[.B54];[.E54])" office:value-type="string" office:string-value="INSERT INTO `zona_horaria` (`id`, `nome`, `descricao`, `utc_offset`, `in_estatus`, `user_id_add`, `user_id_upd`, `user_id_del`, `fe_add`, `fe_upd`, `fe_del`) VALUES (NULL, 'America/Fort_Nelson', 'America/Fort_Nelson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Fort_Nelson', 'America/Fort_Nelson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Fortaleza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5];[.A55];[.D55];[.A55];[.D55];[.B55];[.E55])" office:value-type="string" office:string-value="INSERT INTO `zona_horaria` (`id`, `nome`, `descricao`, `utc_offset`, `in_estatus`, `user_id_add`, `user_id_upd`, `user_id_del`, `fe_add`, `fe_upd`, `fe_del`) VALUES (NULL, 'America/Fortaleza', 'America/Fortaleza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Fortaleza', 'America/Fortaleza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lace_Bay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6];[.A56];[.D56];[.A56];[.D56];[.B56];[.E56])" office:value-type="string" office:string-value="INSERT INTO `zona_horaria` (`id`, `nome`, `descricao`, `utc_offset`, `in_estatus`, `user_id_add`, `user_id_upd`, `user_id_del`, `fe_add`, `fe_upd`, `fe_del`) VALUES (NULL, 'America/Glace_Bay', 'America/Glace_Bay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lace_Bay', 'America/Glace_Bay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oose_Bay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7];[.A57];[.D57];[.A57];[.D57];[.B57];[.E57])" office:value-type="string" office:string-value="INSERT INTO `zona_horaria` (`id`, `nome`, `descricao`, `utc_offset`, `in_estatus`, `user_id_add`, `user_id_upd`, `user_id_del`, `fe_add`, `fe_upd`, `fe_del`) VALUES (NULL, 'America/Goose_Bay', 'America/Goose_Bay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oose_Bay', 'America/Goose_Bay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rand_Turk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8];[.A58];[.D58];[.A58];[.D58];[.B58];[.E58])" office:value-type="string" office:string-value="INSERT INTO `zona_horaria` (`id`, `nome`, `descricao`, `utc_offset`, `in_estatus`, `user_id_add`, `user_id_upd`, `user_id_del`, `fe_add`, `fe_upd`, `fe_del`) VALUES (NULL, 'America/Grand_Turk', 'America/Grand_Turk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rand_Turk', 'America/Grand_Turk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renad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59];[.A59];[.D59];[.A59];[.D59];[.B59];[.E59])" office:value-type="string" office:string-value="INSERT INTO `zona_horaria` (`id`, `nome`, `descricao`, `utc_offset`, `in_estatus`, `user_id_add`, `user_id_upd`, `user_id_del`, `fe_add`, `fe_upd`, `fe_del`) VALUES (NULL, 'America/Grenada', 'America/Grenad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renada', 'America/Grenad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uadeloupe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0];[.A60];[.D60];[.A60];[.D60];[.B60];[.E60])" office:value-type="string" office:string-value="INSERT INTO `zona_horaria` (`id`, `nome`, `descricao`, `utc_offset`, `in_estatus`, `user_id_add`, `user_id_upd`, `user_id_del`, `fe_add`, `fe_upd`, `fe_del`) VALUES (NULL, 'America/Guadeloupe', 'America/Guadeloupe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uadeloupe', 'America/Guadeloupe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uatemala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1];[.A61];[.D61];[.A61];[.D61];[.B61];[.E61])" office:value-type="string" office:string-value="INSERT INTO `zona_horaria` (`id`, `nome`, `descricao`, `utc_offset`, `in_estatus`, `user_id_add`, `user_id_upd`, `user_id_del`, `fe_add`, `fe_upd`, `fe_del`) VALUES (NULL, 'America/Guatemala', 'America/Guatemala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uatemala', 'America/Guatemala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uayaquil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2];[.A62];[.D62];[.A62];[.D62];[.B62];[.E62])" office:value-type="string" office:string-value="INSERT INTO `zona_horaria` (`id`, `nome`, `descricao`, `utc_offset`, `in_estatus`, `user_id_add`, `user_id_upd`, `user_id_del`, `fe_add`, `fe_upd`, `fe_del`) VALUES (NULL, 'America/Guayaquil', 'America/Guayaquil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uayaquil', 'America/Guayaquil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Guyan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3];[.A63];[.D63];[.A63];[.D63];[.B63];[.E63])" office:value-type="string" office:string-value="INSERT INTO `zona_horaria` (`id`, `nome`, `descricao`, `utc_offset`, `in_estatus`, `user_id_add`, `user_id_upd`, `user_id_del`, `fe_add`, `fe_upd`, `fe_del`) VALUES (NULL, 'America/Guyana', 'America/Guyan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Guyana', 'America/Guyan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Halifax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4];[.A64];[.D64];[.A64];[.D64];[.B64];[.E64])" office:value-type="string" office:string-value="INSERT INTO `zona_horaria` (`id`, `nome`, `descricao`, `utc_offset`, `in_estatus`, `user_id_add`, `user_id_upd`, `user_id_del`, `fe_add`, `fe_upd`, `fe_del`) VALUES (NULL, 'America/Halifax', 'America/Halifax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Halifax', 'America/Halifax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Havana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5];[.A65];[.D65];[.A65];[.D65];[.B65];[.E65])" office:value-type="string" office:string-value="INSERT INTO `zona_horaria` (`id`, `nome`, `descricao`, `utc_offset`, `in_estatus`, `user_id_add`, `user_id_upd`, `user_id_del`, `fe_add`, `fe_upd`, `fe_del`) VALUES (NULL, 'America/Havana', 'America/Havana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Havana', 'America/Havana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Hermosillo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6];[.A66];[.D66];[.A66];[.D66];[.B66];[.E66])" office:value-type="string" office:string-value="INSERT INTO `zona_horaria` (`id`, `nome`, `descricao`, `utc_offset`, `in_estatus`, `user_id_add`, `user_id_upd`, `user_id_del`, `fe_add`, `fe_upd`, `fe_del`) VALUES (NULL, 'America/Hermosillo', 'America/Hermosillo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Hermosillo', 'America/Hermosillo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Indianapolis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7];[.A67];[.D67];[.A67];[.D67];[.B67];[.E67])" office:value-type="string" office:string-value="INSERT INTO `zona_horaria` (`id`, `nome`, `descricao`, `utc_offset`, `in_estatus`, `user_id_add`, `user_id_upd`, `user_id_del`, `fe_add`, `fe_upd`, `fe_del`) VALUES (NULL, 'America/Indiana/Indianapolis', 'America/Indiana/Indianapolis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Indianapolis', 'America/Indiana/Indianapolis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Knox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8];[.A68];[.D68];[.A68];[.D68];[.B68];[.E68])" office:value-type="string" office:string-value="INSERT INTO `zona_horaria` (`id`, `nome`, `descricao`, `utc_offset`, `in_estatus`, `user_id_add`, `user_id_upd`, `user_id_del`, `fe_add`, `fe_upd`, `fe_del`) VALUES (NULL, 'America/Indiana/Knox', 'America/Indiana/Knox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Knox', 'America/Indiana/Knox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Marengo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69];[.A69];[.D69];[.A69];[.D69];[.B69];[.E69])" office:value-type="string" office:string-value="INSERT INTO `zona_horaria` (`id`, `nome`, `descricao`, `utc_offset`, `in_estatus`, `user_id_add`, `user_id_upd`, `user_id_del`, `fe_add`, `fe_upd`, `fe_del`) VALUES (NULL, 'America/Indiana/Marengo', 'America/Indiana/Marengo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Marengo', 'America/Indiana/Marengo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Petersburg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0];[.A70];[.D70];[.A70];[.D70];[.B70];[.E70])" office:value-type="string" office:string-value="INSERT INTO `zona_horaria` (`id`, `nome`, `descricao`, `utc_offset`, `in_estatus`, `user_id_add`, `user_id_upd`, `user_id_del`, `fe_add`, `fe_upd`, `fe_del`) VALUES (NULL, 'America/Indiana/Petersburg', 'America/Indiana/Petersburg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Petersburg', 'America/Indiana/Petersburg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Tell_City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1];[.A71];[.D71];[.A71];[.D71];[.B71];[.E71])" office:value-type="string" office:string-value="INSERT INTO `zona_horaria` (`id`, `nome`, `descricao`, `utc_offset`, `in_estatus`, `user_id_add`, `user_id_upd`, `user_id_del`, `fe_add`, `fe_upd`, `fe_del`) VALUES (NULL, 'America/Indiana/Tell_City', 'America/Indiana/Tell_City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Tell_City', 'America/Indiana/Tell_City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Vevay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2];[.A72];[.D72];[.A72];[.D72];[.B72];[.E72])" office:value-type="string" office:string-value="INSERT INTO `zona_horaria` (`id`, `nome`, `descricao`, `utc_offset`, `in_estatus`, `user_id_add`, `user_id_upd`, `user_id_del`, `fe_add`, `fe_upd`, `fe_del`) VALUES (NULL, 'America/Indiana/Vevay', 'America/Indiana/Vevay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Vevay', 'America/Indiana/Vevay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Vincennes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3];[.A73];[.D73];[.A73];[.D73];[.B73];[.E73])" office:value-type="string" office:string-value="INSERT INTO `zona_horaria` (`id`, `nome`, `descricao`, `utc_offset`, `in_estatus`, `user_id_add`, `user_id_upd`, `user_id_del`, `fe_add`, `fe_upd`, `fe_del`) VALUES (NULL, 'America/Indiana/Vincennes', 'America/Indiana/Vincennes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Vincennes', 'America/Indiana/Vincennes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diana/Winamac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4];[.A74];[.D74];[.A74];[.D74];[.B74];[.E74])" office:value-type="string" office:string-value="INSERT INTO `zona_horaria` (`id`, `nome`, `descricao`, `utc_offset`, `in_estatus`, `user_id_add`, `user_id_upd`, `user_id_del`, `fe_add`, `fe_upd`, `fe_del`) VALUES (NULL, 'America/Indiana/Winamac', 'America/Indiana/Winamac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diana/Winamac', 'America/Indiana/Winamac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nuvik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5];[.A75];[.D75];[.A75];[.D75];[.B75];[.E75])" office:value-type="string" office:string-value="INSERT INTO `zona_horaria` (`id`, `nome`, `descricao`, `utc_offset`, `in_estatus`, `user_id_add`, `user_id_upd`, `user_id_del`, `fe_add`, `fe_upd`, `fe_del`) VALUES (NULL, 'America/Inuvik', 'America/Inuvik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nuvik', 'America/Inuvik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Iqaluit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6];[.A76];[.D76];[.A76];[.D76];[.B76];[.E76])" office:value-type="string" office:string-value="INSERT INTO `zona_horaria` (`id`, `nome`, `descricao`, `utc_offset`, `in_estatus`, `user_id_add`, `user_id_upd`, `user_id_del`, `fe_add`, `fe_upd`, `fe_del`) VALUES (NULL, 'America/Iqaluit', 'America/Iqaluit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Iqaluit', 'America/Iqaluit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Jamaica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7];[.A77];[.D77];[.A77];[.D77];[.B77];[.E77])" office:value-type="string" office:string-value="INSERT INTO `zona_horaria` (`id`, `nome`, `descricao`, `utc_offset`, `in_estatus`, `user_id_add`, `user_id_upd`, `user_id_del`, `fe_add`, `fe_upd`, `fe_del`) VALUES (NULL, 'America/Jamaica', 'America/Jamaica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Jamaica', 'America/Jamaica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Juneau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8];[.A78];[.D78];[.A78];[.D78];[.B78];[.E78])" office:value-type="string" office:string-value="INSERT INTO `zona_horaria` (`id`, `nome`, `descricao`, `utc_offset`, `in_estatus`, `user_id_add`, `user_id_upd`, `user_id_del`, `fe_add`, `fe_upd`, `fe_del`) VALUES (NULL, 'America/Juneau', 'America/Juneau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Juneau', 'America/Juneau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Kentucky/Louisville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79];[.A79];[.D79];[.A79];[.D79];[.B79];[.E79])" office:value-type="string" office:string-value="INSERT INTO `zona_horaria` (`id`, `nome`, `descricao`, `utc_offset`, `in_estatus`, `user_id_add`, `user_id_upd`, `user_id_del`, `fe_add`, `fe_upd`, `fe_del`) VALUES (NULL, 'America/Kentucky/Louisville', 'America/Kentucky/Louisville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Kentucky/Louisville', 'America/Kentucky/Louisville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Kentucky/Monticello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0];[.A80];[.D80];[.A80];[.D80];[.B80];[.E80])" office:value-type="string" office:string-value="INSERT INTO `zona_horaria` (`id`, `nome`, `descricao`, `utc_offset`, `in_estatus`, `user_id_add`, `user_id_upd`, `user_id_del`, `fe_add`, `fe_upd`, `fe_del`) VALUES (NULL, 'America/Kentucky/Monticello', 'America/Kentucky/Monticello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Kentucky/Monticello', 'America/Kentucky/Monticello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Kralendijk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1];[.A81];[.D81];[.A81];[.D81];[.B81];[.E81])" office:value-type="string" office:string-value="INSERT INTO `zona_horaria` (`id`, `nome`, `descricao`, `utc_offset`, `in_estatus`, `user_id_add`, `user_id_upd`, `user_id_del`, `fe_add`, `fe_upd`, `fe_del`) VALUES (NULL, 'America/Kralendijk', 'America/Kralendijk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Kralendijk', 'America/Kralendijk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La_Paz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2];[.A82];[.D82];[.A82];[.D82];[.B82];[.E82])" office:value-type="string" office:string-value="INSERT INTO `zona_horaria` (`id`, `nome`, `descricao`, `utc_offset`, `in_estatus`, `user_id_add`, `user_id_upd`, `user_id_del`, `fe_add`, `fe_upd`, `fe_del`) VALUES (NULL, 'America/La_Paz', 'America/La_Paz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La_Paz', 'America/La_Paz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Lima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3];[.A83];[.D83];[.A83];[.D83];[.B83];[.E83])" office:value-type="string" office:string-value="INSERT INTO `zona_horaria` (`id`, `nome`, `descricao`, `utc_offset`, `in_estatus`, `user_id_add`, `user_id_upd`, `user_id_del`, `fe_add`, `fe_upd`, `fe_del`) VALUES (NULL, 'America/Lima', 'America/Lima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Lima', 'America/Lima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Los_Angeles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4];[.A84];[.D84];[.A84];[.D84];[.B84];[.E84])" office:value-type="string" office:string-value="INSERT INTO `zona_horaria` (`id`, `nome`, `descricao`, `utc_offset`, `in_estatus`, `user_id_add`, `user_id_upd`, `user_id_del`, `fe_add`, `fe_upd`, `fe_del`) VALUES (NULL, 'America/Los_Angeles', 'America/Los_Angeles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Los_Angeles', 'America/Los_Angeles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Lower_Princes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5];[.A85];[.D85];[.A85];[.D85];[.B85];[.E85])" office:value-type="string" office:string-value="INSERT INTO `zona_horaria` (`id`, `nome`, `descricao`, `utc_offset`, `in_estatus`, `user_id_add`, `user_id_upd`, `user_id_del`, `fe_add`, `fe_upd`, `fe_del`) VALUES (NULL, 'America/Lower_Princes', 'America/Lower_Princes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Lower_Princes', 'America/Lower_Princes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ceio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6];[.A86];[.D86];[.A86];[.D86];[.B86];[.E86])" office:value-type="string" office:string-value="INSERT INTO `zona_horaria` (`id`, `nome`, `descricao`, `utc_offset`, `in_estatus`, `user_id_add`, `user_id_upd`, `user_id_del`, `fe_add`, `fe_upd`, `fe_del`) VALUES (NULL, 'America/Maceio', 'America/Maceio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ceio', 'America/Maceio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nagua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7];[.A87];[.D87];[.A87];[.D87];[.B87];[.E87])" office:value-type="string" office:string-value="INSERT INTO `zona_horaria` (`id`, `nome`, `descricao`, `utc_offset`, `in_estatus`, `user_id_add`, `user_id_upd`, `user_id_del`, `fe_add`, `fe_upd`, `fe_del`) VALUES (NULL, 'America/Managua', 'America/Managua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nagua', 'America/Managua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naus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8];[.A88];[.D88];[.A88];[.D88];[.B88];[.E88])" office:value-type="string" office:string-value="INSERT INTO `zona_horaria` (`id`, `nome`, `descricao`, `utc_offset`, `in_estatus`, `user_id_add`, `user_id_upd`, `user_id_del`, `fe_add`, `fe_upd`, `fe_del`) VALUES (NULL, 'America/Manaus', 'America/Manaus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naus', 'America/Manaus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rigot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89];[.A89];[.D89];[.A89];[.D89];[.B89];[.E89])" office:value-type="string" office:string-value="INSERT INTO `zona_horaria` (`id`, `nome`, `descricao`, `utc_offset`, `in_estatus`, `user_id_add`, `user_id_upd`, `user_id_del`, `fe_add`, `fe_upd`, `fe_del`) VALUES (NULL, 'America/Marigot', 'America/Marigot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rigot', 'America/Marigot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rtinique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0];[.A90];[.D90];[.A90];[.D90];[.B90];[.E90])" office:value-type="string" office:string-value="INSERT INTO `zona_horaria` (`id`, `nome`, `descricao`, `utc_offset`, `in_estatus`, `user_id_add`, `user_id_upd`, `user_id_del`, `fe_add`, `fe_upd`, `fe_del`) VALUES (NULL, 'America/Martinique', 'America/Martinique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rtinique', 'America/Martinique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tamoros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1];[.A91];[.D91];[.A91];[.D91];[.B91];[.E91])" office:value-type="string" office:string-value="INSERT INTO `zona_horaria` (`id`, `nome`, `descricao`, `utc_offset`, `in_estatus`, `user_id_add`, `user_id_upd`, `user_id_del`, `fe_add`, `fe_upd`, `fe_del`) VALUES (NULL, 'America/Matamoros', 'America/Matamoros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tamoros', 'America/Matamoros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azatlan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2];[.A92];[.D92];[.A92];[.D92];[.B92];[.E92])" office:value-type="string" office:string-value="INSERT INTO `zona_horaria` (`id`, `nome`, `descricao`, `utc_offset`, `in_estatus`, `user_id_add`, `user_id_upd`, `user_id_del`, `fe_add`, `fe_upd`, `fe_del`) VALUES (NULL, 'America/Mazatlan', 'America/Mazatlan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azatlan', 'America/Mazatlan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enominee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3];[.A93];[.D93];[.A93];[.D93];[.B93];[.E93])" office:value-type="string" office:string-value="INSERT INTO `zona_horaria` (`id`, `nome`, `descricao`, `utc_offset`, `in_estatus`, `user_id_add`, `user_id_upd`, `user_id_del`, `fe_add`, `fe_upd`, `fe_del`) VALUES (NULL, 'America/Menominee', 'America/Menominee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enominee', 'America/Menominee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erida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4];[.A94];[.D94];[.A94];[.D94];[.B94];[.E94])" office:value-type="string" office:string-value="INSERT INTO `zona_horaria` (`id`, `nome`, `descricao`, `utc_offset`, `in_estatus`, `user_id_add`, `user_id_upd`, `user_id_del`, `fe_add`, `fe_upd`, `fe_del`) VALUES (NULL, 'America/Merida', 'America/Merida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erida', 'America/Merida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etlakatla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5];[.A95];[.D95];[.A95];[.D95];[.B95];[.E95])" office:value-type="string" office:string-value="INSERT INTO `zona_horaria` (`id`, `nome`, `descricao`, `utc_offset`, `in_estatus`, `user_id_add`, `user_id_upd`, `user_id_del`, `fe_add`, `fe_upd`, `fe_del`) VALUES (NULL, 'America/Metlakatla', 'America/Metlakatla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etlakatla', 'America/Metlakatla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exico_City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6];[.A96];[.D96];[.A96];[.D96];[.B96];[.E96])" office:value-type="string" office:string-value="INSERT INTO `zona_horaria` (`id`, `nome`, `descricao`, `utc_offset`, `in_estatus`, `user_id_add`, `user_id_upd`, `user_id_del`, `fe_add`, `fe_upd`, `fe_del`) VALUES (NULL, 'America/Mexico_City', 'America/Mexico_City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exico_City', 'America/Mexico_City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iquelon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7];[.A97];[.D97];[.A97];[.D97];[.B97];[.E97])" office:value-type="string" office:string-value="INSERT INTO `zona_horaria` (`id`, `nome`, `descricao`, `utc_offset`, `in_estatus`, `user_id_add`, `user_id_upd`, `user_id_del`, `fe_add`, `fe_upd`, `fe_del`) VALUES (NULL, 'America/Miquelon', 'America/Miquelon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iquelon', 'America/Miquelon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oncton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8];[.A98];[.D98];[.A98];[.D98];[.B98];[.E98])" office:value-type="string" office:string-value="INSERT INTO `zona_horaria` (`id`, `nome`, `descricao`, `utc_offset`, `in_estatus`, `user_id_add`, `user_id_upd`, `user_id_del`, `fe_add`, `fe_upd`, `fe_del`) VALUES (NULL, 'America/Moncton', 'America/Moncton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oncton', 'America/Moncton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onterrey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99];[.A99];[.D99];[.A99];[.D99];[.B99];[.E99])" office:value-type="string" office:string-value="INSERT INTO `zona_horaria` (`id`, `nome`, `descricao`, `utc_offset`, `in_estatus`, `user_id_add`, `user_id_upd`, `user_id_del`, `fe_add`, `fe_upd`, `fe_del`) VALUES (NULL, 'America/Monterrey', 'America/Monterrey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onterrey', 'America/Monterrey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ontevideo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0];[.A100];[.D100];[.A100];[.D100];[.B100];[.E100])" office:value-type="string" office:string-value="INSERT INTO `zona_horaria` (`id`, `nome`, `descricao`, `utc_offset`, `in_estatus`, `user_id_add`, `user_id_upd`, `user_id_del`, `fe_add`, `fe_upd`, `fe_del`) VALUES (NULL, 'America/Montevideo', 'America/Montevideo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ontevideo', 'America/Montevideo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Montserrat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1];[.A101];[.D101];[.A101];[.D101];[.B101];[.E101])" office:value-type="string" office:string-value="INSERT INTO `zona_horaria` (`id`, `nome`, `descricao`, `utc_offset`, `in_estatus`, `user_id_add`, `user_id_upd`, `user_id_del`, `fe_add`, `fe_upd`, `fe_del`) VALUES (NULL, 'America/Montserrat', 'America/Montserrat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Montserrat', 'America/Montserrat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assau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2];[.A102];[.D102];[.A102];[.D102];[.B102];[.E102])" office:value-type="string" office:string-value="INSERT INTO `zona_horaria` (`id`, `nome`, `descricao`, `utc_offset`, `in_estatus`, `user_id_add`, `user_id_upd`, `user_id_del`, `fe_add`, `fe_upd`, `fe_del`) VALUES (NULL, 'America/Nassau', 'America/Nassau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assau', 'America/Nassau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ew_York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3];[.A103];[.D103];[.A103];[.D103];[.B103];[.E103])" office:value-type="string" office:string-value="INSERT INTO `zona_horaria` (`id`, `nome`, `descricao`, `utc_offset`, `in_estatus`, `user_id_add`, `user_id_upd`, `user_id_del`, `fe_add`, `fe_upd`, `fe_del`) VALUES (NULL, 'America/New_York', 'America/New_York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ew_York', 'America/New_York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ome</text:p>
          </table:table-cell>
          <table:table-cell table:style-name="ce5" office:value-type="string" calcext:value-type="string">
            <text:p>-09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4];[.A104];[.D104];[.A104];[.D104];[.B104];[.E104])" office:value-type="string" office:string-value="INSERT INTO `zona_horaria` (`id`, `nome`, `descricao`, `utc_offset`, `in_estatus`, `user_id_add`, `user_id_upd`, `user_id_del`, `fe_add`, `fe_upd`, `fe_del`) VALUES (NULL, 'America/Nome', 'America/Nome', '-09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ome', 'America/Nome', '-09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oronha</text:p>
          </table:table-cell>
          <table:table-cell table:style-name="ce5" office:value-type="string" calcext:value-type="string">
            <text:p>-02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5];[.A105];[.D105];[.A105];[.D105];[.B105];[.E105])" office:value-type="string" office:string-value="INSERT INTO `zona_horaria` (`id`, `nome`, `descricao`, `utc_offset`, `in_estatus`, `user_id_add`, `user_id_upd`, `user_id_del`, `fe_add`, `fe_upd`, `fe_del`) VALUES (NULL, 'America/Noronha', 'America/Noronha', '-02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oronha', 'America/Noronha', '-02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orth_Dakota/Beulah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6];[.A106];[.D106];[.A106];[.D106];[.B106];[.E106])" office:value-type="string" office:string-value="INSERT INTO `zona_horaria` (`id`, `nome`, `descricao`, `utc_offset`, `in_estatus`, `user_id_add`, `user_id_upd`, `user_id_del`, `fe_add`, `fe_upd`, `fe_del`) VALUES (NULL, 'America/North_Dakota/Beulah', 'America/North_Dakota/Beulah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orth_Dakota/Beulah', 'America/North_Dakota/Beulah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orth_Dakota/Center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7];[.A107];[.D107];[.A107];[.D107];[.B107];[.E107])" office:value-type="string" office:string-value="INSERT INTO `zona_horaria` (`id`, `nome`, `descricao`, `utc_offset`, `in_estatus`, `user_id_add`, `user_id_upd`, `user_id_del`, `fe_add`, `fe_upd`, `fe_del`) VALUES (NULL, 'America/North_Dakota/Center', 'America/North_Dakota/Center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orth_Dakota/Center', 'America/North_Dakota/Center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orth_Dakota/New_Salem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8];[.A108];[.D108];[.A108];[.D108];[.B108];[.E108])" office:value-type="string" office:string-value="INSERT INTO `zona_horaria` (`id`, `nome`, `descricao`, `utc_offset`, `in_estatus`, `user_id_add`, `user_id_upd`, `user_id_del`, `fe_add`, `fe_upd`, `fe_del`) VALUES (NULL, 'America/North_Dakota/New_Salem', 'America/North_Dakota/New_Salem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orth_Dakota/New_Salem', 'America/North_Dakota/New_Salem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Nuuk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09];[.A109];[.D109];[.A109];[.D109];[.B109];[.E109])" office:value-type="string" office:string-value="INSERT INTO `zona_horaria` (`id`, `nome`, `descricao`, `utc_offset`, `in_estatus`, `user_id_add`, `user_id_upd`, `user_id_del`, `fe_add`, `fe_upd`, `fe_del`) VALUES (NULL, 'America/Nuuk', 'America/Nuuk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Nuuk', 'America/Nuuk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Ojinaga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0];[.A110];[.D110];[.A110];[.D110];[.B110];[.E110])" office:value-type="string" office:string-value="INSERT INTO `zona_horaria` (`id`, `nome`, `descricao`, `utc_offset`, `in_estatus`, `user_id_add`, `user_id_upd`, `user_id_del`, `fe_add`, `fe_upd`, `fe_del`) VALUES (NULL, 'America/Ojinaga', 'America/Ojinaga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Ojinaga', 'America/Ojinaga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anama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1];[.A111];[.D111];[.A111];[.D111];[.B111];[.E111])" office:value-type="string" office:string-value="INSERT INTO `zona_horaria` (`id`, `nome`, `descricao`, `utc_offset`, `in_estatus`, `user_id_add`, `user_id_upd`, `user_id_del`, `fe_add`, `fe_upd`, `fe_del`) VALUES (NULL, 'America/Panama', 'America/Panama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anama', 'America/Panama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aramaribo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2];[.A112];[.D112];[.A112];[.D112];[.B112];[.E112])" office:value-type="string" office:string-value="INSERT INTO `zona_horaria` (`id`, `nome`, `descricao`, `utc_offset`, `in_estatus`, `user_id_add`, `user_id_upd`, `user_id_del`, `fe_add`, `fe_upd`, `fe_del`) VALUES (NULL, 'America/Paramaribo', 'America/Paramaribo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aramaribo', 'America/Paramaribo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hoenix</text:p>
          </table:table-cell>
          <table:table-cell table:style-name="ce5" office:value-type="string" calcext:value-type="string">
            <text:p>-07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3];[.A113];[.D113];[.A113];[.D113];[.B113];[.E113])" office:value-type="string" office:string-value="INSERT INTO `zona_horaria` (`id`, `nome`, `descricao`, `utc_offset`, `in_estatus`, `user_id_add`, `user_id_upd`, `user_id_del`, `fe_add`, `fe_upd`, `fe_del`) VALUES (NULL, 'America/Phoenix', 'America/Phoenix', '-07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hoenix', 'America/Phoenix', '-07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ort-au-Prince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4];[.A114];[.D114];[.A114];[.D114];[.B114];[.E114])" office:value-type="string" office:string-value="INSERT INTO `zona_horaria` (`id`, `nome`, `descricao`, `utc_offset`, `in_estatus`, `user_id_add`, `user_id_upd`, `user_id_del`, `fe_add`, `fe_upd`, `fe_del`) VALUES (NULL, 'America/Port-au-Prince', 'America/Port-au-Prince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ort-au-Prince', 'America/Port-au-Prince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ort_of_Spain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5];[.A115];[.D115];[.A115];[.D115];[.B115];[.E115])" office:value-type="string" office:string-value="INSERT INTO `zona_horaria` (`id`, `nome`, `descricao`, `utc_offset`, `in_estatus`, `user_id_add`, `user_id_upd`, `user_id_del`, `fe_add`, `fe_upd`, `fe_del`) VALUES (NULL, 'America/Port_of_Spain', 'America/Port_of_Spain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ort_of_Spain', 'America/Port_of_Spain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orto_Velho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6];[.A116];[.D116];[.A116];[.D116];[.B116];[.E116])" office:value-type="string" office:string-value="INSERT INTO `zona_horaria` (`id`, `nome`, `descricao`, `utc_offset`, `in_estatus`, `user_id_add`, `user_id_upd`, `user_id_del`, `fe_add`, `fe_upd`, `fe_del`) VALUES (NULL, 'America/Porto_Velho', 'America/Porto_Velho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orto_Velho', 'America/Porto_Velho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uerto_Rico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7];[.A117];[.D117];[.A117];[.D117];[.B117];[.E117])" office:value-type="string" office:string-value="INSERT INTO `zona_horaria` (`id`, `nome`, `descricao`, `utc_offset`, `in_estatus`, `user_id_add`, `user_id_upd`, `user_id_del`, `fe_add`, `fe_upd`, `fe_del`) VALUES (NULL, 'America/Puerto_Rico', 'America/Puerto_Rico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uerto_Rico', 'America/Puerto_Rico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Punta_Arenas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8];[.A118];[.D118];[.A118];[.D118];[.B118];[.E118])" office:value-type="string" office:string-value="INSERT INTO `zona_horaria` (`id`, `nome`, `descricao`, `utc_offset`, `in_estatus`, `user_id_add`, `user_id_upd`, `user_id_del`, `fe_add`, `fe_upd`, `fe_del`) VALUES (NULL, 'America/Punta_Arenas', 'America/Punta_Arenas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Punta_Arenas', 'America/Punta_Arenas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Rankin_Inlet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19];[.A119];[.D119];[.A119];[.D119];[.B119];[.E119])" office:value-type="string" office:string-value="INSERT INTO `zona_horaria` (`id`, `nome`, `descricao`, `utc_offset`, `in_estatus`, `user_id_add`, `user_id_upd`, `user_id_del`, `fe_add`, `fe_upd`, `fe_del`) VALUES (NULL, 'America/Rankin_Inlet', 'America/Rankin_Inlet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Rankin_Inlet', 'America/Rankin_Inlet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Recife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0];[.A120];[.D120];[.A120];[.D120];[.B120];[.E120])" office:value-type="string" office:string-value="INSERT INTO `zona_horaria` (`id`, `nome`, `descricao`, `utc_offset`, `in_estatus`, `user_id_add`, `user_id_upd`, `user_id_del`, `fe_add`, `fe_upd`, `fe_del`) VALUES (NULL, 'America/Recife', 'America/Recife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Recife', 'America/Recife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Regina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1];[.A121];[.D121];[.A121];[.D121];[.B121];[.E121])" office:value-type="string" office:string-value="INSERT INTO `zona_horaria` (`id`, `nome`, `descricao`, `utc_offset`, `in_estatus`, `user_id_add`, `user_id_upd`, `user_id_del`, `fe_add`, `fe_upd`, `fe_del`) VALUES (NULL, 'America/Regina', 'America/Regina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Regina', 'America/Regina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Resolute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2];[.A122];[.D122];[.A122];[.D122];[.B122];[.E122])" office:value-type="string" office:string-value="INSERT INTO `zona_horaria` (`id`, `nome`, `descricao`, `utc_offset`, `in_estatus`, `user_id_add`, `user_id_upd`, `user_id_del`, `fe_add`, `fe_upd`, `fe_del`) VALUES (NULL, 'America/Resolute', 'America/Resolute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Resolute', 'America/Resolute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Rio_Branco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3];[.A123];[.D123];[.A123];[.D123];[.B123];[.E123])" office:value-type="string" office:string-value="INSERT INTO `zona_horaria` (`id`, `nome`, `descricao`, `utc_offset`, `in_estatus`, `user_id_add`, `user_id_upd`, `user_id_del`, `fe_add`, `fe_upd`, `fe_del`) VALUES (NULL, 'America/Rio_Branco', 'America/Rio_Branco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Rio_Branco', 'America/Rio_Branco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antarem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4];[.A124];[.D124];[.A124];[.D124];[.B124];[.E124])" office:value-type="string" office:string-value="INSERT INTO `zona_horaria` (`id`, `nome`, `descricao`, `utc_offset`, `in_estatus`, `user_id_add`, `user_id_upd`, `user_id_del`, `fe_add`, `fe_upd`, `fe_del`) VALUES (NULL, 'America/Santarem', 'America/Santarem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antarem', 'America/Santarem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antiago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5];[.A125];[.D125];[.A125];[.D125];[.B125];[.E125])" office:value-type="string" office:string-value="INSERT INTO `zona_horaria` (`id`, `nome`, `descricao`, `utc_offset`, `in_estatus`, `user_id_add`, `user_id_upd`, `user_id_del`, `fe_add`, `fe_upd`, `fe_del`) VALUES (NULL, 'America/Santiago', 'America/Santiago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antiago', 'America/Santiago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anto_Domingo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6];[.A126];[.D126];[.A126];[.D126];[.B126];[.E126])" office:value-type="string" office:string-value="INSERT INTO `zona_horaria` (`id`, `nome`, `descricao`, `utc_offset`, `in_estatus`, `user_id_add`, `user_id_upd`, `user_id_del`, `fe_add`, `fe_upd`, `fe_del`) VALUES (NULL, 'America/Santo_Domingo', 'America/Santo_Domingo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anto_Domingo', 'America/Santo_Domingo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ao_Paulo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7];[.A127];[.D127];[.A127];[.D127];[.B127];[.E127])" office:value-type="string" office:string-value="INSERT INTO `zona_horaria` (`id`, `nome`, `descricao`, `utc_offset`, `in_estatus`, `user_id_add`, `user_id_upd`, `user_id_del`, `fe_add`, `fe_upd`, `fe_del`) VALUES (NULL, 'America/Sao_Paulo', 'America/Sao_Paulo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ao_Paulo', 'America/Sao_Paulo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coresbysund</text:p>
          </table:table-cell>
          <table:table-cell table:style-name="ce5" office:value-type="string" calcext:value-type="string">
            <text:p>-01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8];[.A128];[.D128];[.A128];[.D128];[.B128];[.E128])" office:value-type="string" office:string-value="INSERT INTO `zona_horaria` (`id`, `nome`, `descricao`, `utc_offset`, `in_estatus`, `user_id_add`, `user_id_upd`, `user_id_del`, `fe_add`, `fe_upd`, `fe_del`) VALUES (NULL, 'America/Scoresbysund', 'America/Scoresbysund', '-01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coresbysund', 'America/Scoresbysund', '-01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itka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29];[.A129];[.D129];[.A129];[.D129];[.B129];[.E129])" office:value-type="string" office:string-value="INSERT INTO `zona_horaria` (`id`, `nome`, `descricao`, `utc_offset`, `in_estatus`, `user_id_add`, `user_id_upd`, `user_id_del`, `fe_add`, `fe_upd`, `fe_del`) VALUES (NULL, 'America/Sitka', 'America/Sitka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itka', 'America/Sitka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t_Barthelemy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0];[.A130];[.D130];[.A130];[.D130];[.B130];[.E130])" office:value-type="string" office:string-value="INSERT INTO `zona_horaria` (`id`, `nome`, `descricao`, `utc_offset`, `in_estatus`, `user_id_add`, `user_id_upd`, `user_id_del`, `fe_add`, `fe_upd`, `fe_del`) VALUES (NULL, 'America/St_Barthelemy', 'America/St_Barthelemy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t_Barthelemy', 'America/St_Barthelemy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t_Johns</text:p>
          </table:table-cell>
          <table:table-cell table:style-name="ce5" office:value-type="string" calcext:value-type="string">
            <text:p>-03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1];[.A131];[.D131];[.A131];[.D131];[.B131];[.E131])" office:value-type="string" office:string-value="INSERT INTO `zona_horaria` (`id`, `nome`, `descricao`, `utc_offset`, `in_estatus`, `user_id_add`, `user_id_upd`, `user_id_del`, `fe_add`, `fe_upd`, `fe_del`) VALUES (NULL, 'America/St_Johns', 'America/St_Johns', '-03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t_Johns', 'America/St_Johns', '-03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t_Kitts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2];[.A132];[.D132];[.A132];[.D132];[.B132];[.E132])" office:value-type="string" office:string-value="INSERT INTO `zona_horaria` (`id`, `nome`, `descricao`, `utc_offset`, `in_estatus`, `user_id_add`, `user_id_upd`, `user_id_del`, `fe_add`, `fe_upd`, `fe_del`) VALUES (NULL, 'America/St_Kitts', 'America/St_Kitts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t_Kitts', 'America/St_Kitts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t_Luci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3];[.A133];[.D133];[.A133];[.D133];[.B133];[.E133])" office:value-type="string" office:string-value="INSERT INTO `zona_horaria` (`id`, `nome`, `descricao`, `utc_offset`, `in_estatus`, `user_id_add`, `user_id_upd`, `user_id_del`, `fe_add`, `fe_upd`, `fe_del`) VALUES (NULL, 'America/St_Lucia', 'America/St_Luci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t_Lucia', 'America/St_Luci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t_Thomas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4];[.A134];[.D134];[.A134];[.D134];[.B134];[.E134])" office:value-type="string" office:string-value="INSERT INTO `zona_horaria` (`id`, `nome`, `descricao`, `utc_offset`, `in_estatus`, `user_id_add`, `user_id_upd`, `user_id_del`, `fe_add`, `fe_upd`, `fe_del`) VALUES (NULL, 'America/St_Thomas', 'America/St_Thomas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t_Thomas', 'America/St_Thomas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t_Vincent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5];[.A135];[.D135];[.A135];[.D135];[.B135];[.E135])" office:value-type="string" office:string-value="INSERT INTO `zona_horaria` (`id`, `nome`, `descricao`, `utc_offset`, `in_estatus`, `user_id_add`, `user_id_upd`, `user_id_del`, `fe_add`, `fe_upd`, `fe_del`) VALUES (NULL, 'America/St_Vincent', 'America/St_Vincent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t_Vincent', 'America/St_Vincent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Swift_Current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6];[.A136];[.D136];[.A136];[.D136];[.B136];[.E136])" office:value-type="string" office:string-value="INSERT INTO `zona_horaria` (`id`, `nome`, `descricao`, `utc_offset`, `in_estatus`, `user_id_add`, `user_id_upd`, `user_id_del`, `fe_add`, `fe_upd`, `fe_del`) VALUES (NULL, 'America/Swift_Current', 'America/Swift_Current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Swift_Current', 'America/Swift_Current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Tegucigalpa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7];[.A137];[.D137];[.A137];[.D137];[.B137];[.E137])" office:value-type="string" office:string-value="INSERT INTO `zona_horaria` (`id`, `nome`, `descricao`, `utc_offset`, `in_estatus`, `user_id_add`, `user_id_upd`, `user_id_del`, `fe_add`, `fe_upd`, `fe_del`) VALUES (NULL, 'America/Tegucigalpa', 'America/Tegucigalpa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Tegucigalpa', 'America/Tegucigalpa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Thule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8];[.A138];[.D138];[.A138];[.D138];[.B138];[.E138])" office:value-type="string" office:string-value="INSERT INTO `zona_horaria` (`id`, `nome`, `descricao`, `utc_offset`, `in_estatus`, `user_id_add`, `user_id_upd`, `user_id_del`, `fe_add`, `fe_upd`, `fe_del`) VALUES (NULL, 'America/Thule', 'America/Thule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Thule', 'America/Thule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Tijuana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39];[.A139];[.D139];[.A139];[.D139];[.B139];[.E139])" office:value-type="string" office:string-value="INSERT INTO `zona_horaria` (`id`, `nome`, `descricao`, `utc_offset`, `in_estatus`, `user_id_add`, `user_id_upd`, `user_id_del`, `fe_add`, `fe_upd`, `fe_del`) VALUES (NULL, 'America/Tijuana', 'America/Tijuana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Tijuana', 'America/Tijuana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Toronto</text:p>
          </table:table-cell>
          <table:table-cell table:style-name="ce5" office:value-type="string" calcext:value-type="string">
            <text:p>-05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0];[.A140];[.D140];[.A140];[.D140];[.B140];[.E140])" office:value-type="string" office:string-value="INSERT INTO `zona_horaria` (`id`, `nome`, `descricao`, `utc_offset`, `in_estatus`, `user_id_add`, `user_id_upd`, `user_id_del`, `fe_add`, `fe_upd`, `fe_del`) VALUES (NULL, 'America/Toronto', 'America/Toronto', '-05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Toronto', 'America/Toronto', '-05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Tortola</text:p>
          </table:table-cell>
          <table:table-cell table:style-name="ce5" office:value-type="string" calcext:value-type="string">
            <text:p>-04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1];[.A141];[.D141];[.A141];[.D141];[.B141];[.E141])" office:value-type="string" office:string-value="INSERT INTO `zona_horaria` (`id`, `nome`, `descricao`, `utc_offset`, `in_estatus`, `user_id_add`, `user_id_upd`, `user_id_del`, `fe_add`, `fe_upd`, `fe_del`) VALUES (NULL, 'America/Tortola', 'America/Tortola', '-04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Tortola', 'America/Tortola', '-04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Vancouver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2];[.A142];[.D142];[.A142];[.D142];[.B142];[.E142])" office:value-type="string" office:string-value="INSERT INTO `zona_horaria` (`id`, `nome`, `descricao`, `utc_offset`, `in_estatus`, `user_id_add`, `user_id_upd`, `user_id_del`, `fe_add`, `fe_upd`, `fe_del`) VALUES (NULL, 'America/Vancouver', 'America/Vancouver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Vancouver', 'America/Vancouver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Whitehorse</text:p>
          </table:table-cell>
          <table:table-cell table:style-name="ce5" office:value-type="string" calcext:value-type="string">
            <text:p>-08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3];[.A143];[.D143];[.A143];[.D143];[.B143];[.E143])" office:value-type="string" office:string-value="INSERT INTO `zona_horaria` (`id`, `nome`, `descricao`, `utc_offset`, `in_estatus`, `user_id_add`, `user_id_upd`, `user_id_del`, `fe_add`, `fe_upd`, `fe_del`) VALUES (NULL, 'America/Whitehorse', 'America/Whitehorse', '-08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Whitehorse', 'America/Whitehorse', '-08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Winnipeg</text:p>
          </table:table-cell>
          <table:table-cell table:style-name="ce5" office:value-type="string" calcext:value-type="string">
            <text:p>-06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4];[.A144];[.D144];[.A144];[.D144];[.B144];[.E144])" office:value-type="string" office:string-value="INSERT INTO `zona_horaria` (`id`, `nome`, `descricao`, `utc_offset`, `in_estatus`, `user_id_add`, `user_id_upd`, `user_id_del`, `fe_add`, `fe_upd`, `fe_del`) VALUES (NULL, 'America/Winnipeg', 'America/Winnipeg', '-06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Winnipeg', 'America/Winnipeg', '-06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America/Yakutat</text:p>
          </table:table-cell>
          <table:table-cell table:style-name="ce5" office:value-type="string" calcext:value-type="string">
            <text:p>-09:00</text:p>
          </table:table-cell>
          <table:table-cell table:style-name="Default" office:value-type="string" calcext:value-type="string">
            <text:p>INSERT INTO `zona_horaria` (`id`, `nome`, `descricao`, `utc_offset`, `in_estatus`, `user_id_add`, `user_id_upd`, `user_id_del`, `fe_add`, `fe_upd`, `fe_del`) VALUES (NULL, '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', 'ativo', '1', '1', '1', CURRENT_TIMESTAMP, CURRENT_TIMESTAMP, CURRENT_TIMESTAMP);</text:p>
          </table:table-cell>
          <table:table-cell table:formula="of:=CONCATENATE([.C145];[.A145];[.D145];[.A145];[.D145];[.B145];[.E145])" office:value-type="string" office:string-value="INSERT INTO `zona_horaria` (`id`, `nome`, `descricao`, `utc_offset`, `in_estatus`, `user_id_add`, `user_id_upd`, `user_id_del`, `fe_add`, `fe_upd`, `fe_del`) VALUES (NULL, 'America/Yakutat', 'America/Yakutat', '-09:00', 'ativo', '1', '1', '1', CURRENT_TIMESTAMP, CURRENT_TIMESTAMP, CURRENT_TIMESTAMP);" calcext:value-type="string">
            <text:p>INSERT INTO `zona_horaria` (`id`, `nome`, `descricao`, `utc_offset`, `in_estatus`, `user_id_add`, `user_id_upd`, `user_id_del`, `fe_add`, `fe_upd`, `fe_del`) VALUES (NULL, 'America/Yakutat', 'America/Yakutat', '-09:00', 'ativo', '1', '1', '1', CURRENT_TIMESTAMP, CURRENT_TIMESTAMP, CURRENT_TIMESTAMP);</text:p>
          </table:table-cell>
          <table:table-cell table:style-name="ce3" table:number-columns-repeated="16378"/>
        </table:table-row>
        <table:table-row table:style-name="ro1" table:number-rows-repeated="1048430">
          <table:table-cell table:number-columns-repeated="6"/>
          <table:table-cell table:style-name="ce3" table:number-columns-repeated="16378"/>
        </table:table-row>
        <table:table-row table:style-name="ro1">
          <table:table-cell table:number-columns-repeated="6"/>
          <table:table-cell table:style-name="ce3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20:26:12.3490483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20:17:25.531470789</meta:creation-date>
    <dc:date>2025-10-15T20:58:31.430136738</dc:date>
    <meta:editing-duration>PT26M14S</meta:editing-duration>
    <meta:editing-cycles>3</meta:editing-cycles>
    <meta:generator>LibreOffice/25.2.6.2$Linux_X86_64 LibreOffice_project/40d1a0e1d5bdf1afaeae24d9ece32bbb00fa66a4</meta:generator>
    <meta:document-statistic meta:table-count="1" meta:cell-count="866" meta:object-count="0"/>
  </office:meta>
</office:document-meta>
</file>